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54.2pt"/>
    </style:style>
    <style:style style:name="co2" style:family="table-column">
      <style:table-column-properties fo:break-before="auto" style:column-width="78.49pt"/>
    </style:style>
    <style:style style:name="co3" style:family="table-column">
      <style:table-column-properties fo:break-before="auto" style:column-width="301.04pt"/>
    </style:style>
    <style:style style:name="co4" style:family="table-column">
      <style:table-column-properties fo:break-before="auto" style:column-width="56.41pt"/>
    </style:style>
    <style:style style:name="co5" style:family="table-column">
      <style:table-column-properties fo:break-before="auto" style:column-width="66.61pt"/>
    </style:style>
    <style:style style:name="co6" style:family="table-column">
      <style:table-column-properties fo:break-before="auto" style:column-width="454.65pt"/>
    </style:style>
    <style:style style:name="co7" style:family="table-column">
      <style:table-column-properties fo:break-before="auto" style:column-width="100.2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O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Vend1</text:p>
          </table:table-cell>
          <table:table-cell office:value-type="string" calcext:value-type="string">
            <text:p><text:s/>Vend1Id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TC4267-3</text:p>
          </table:table-cell>
          <table:table-cell office:value-type="string" calcext:value-type="string">
            <text:p>IPC7351-Nominal:SOP63P600X175-16</text:p>
          </table:table-cell>
          <table:table-cell office:value-type="string" calcext:value-type="string">
            <text:p>https://cds.linear.com/docs/en/datasheet/4267fc.pd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TC4267CGN-3#PBF-ND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4.7uF, <text:s/>100v</text:p>
          </table:table-cell>
          <table:table-cell office:value-type="string" calcext:value-type="string">
            <text:p>rfid:EEE-2AA4R7UP</text:p>
          </table:table-cell>
          <table:table-cell office:value-type="string" calcext:value-type="string">
            <text:p>http://media.digikey.com/pdf/Data%20Sheets/Panasonic%20Capacitors%20PDFs/EEE_S_A.pd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CE3972CT-ND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F, 100V, x7r</text:p>
          </table:table-cell>
          <table:table-cell office:value-type="string" calcext:value-type="string">
            <text:p>IPC7351-Nominal:CAPC2012X95</text:p>
          </table:table-cell>
          <table:table-cell office:value-type="string" calcext:value-type="string">
            <text:p>https://media.digikey.com/pdf/Data%20Sheets/Samsung%20PDFs/CL21B104KCC5PNC_Spec.pd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2447-1-ND</text:p>
          </table:table-cell>
          <table:table-cell/>
        </table:table-row>
        <table:table-row table:style-name="ro2">
          <table:table-cell office:value-type="string" calcext:value-type="string">
            <text:p>L1</text:p>
          </table:table-cell>
          <table:table-cell office:value-type="string" calcext:value-type="string">
            <text:p>3.3uH</text:p>
          </table:table-cell>
          <table:table-cell office:value-type="string" calcext:value-type="string">
            <text:p>IPC7351-Nominal:INDC2012X130</text:p>
          </table:table-cell>
          <table:table-cell office:value-type="string" calcext:value-type="string">
            <text:p>https://product.tdk.com/info/en/catalog/datasheets/inductor_commercial_decoupling_mlz2012_en.pd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6394-1-ND</text:p>
          </table:table-cell>
          <table:table-cell table:style-name="ce1" office:value-type="string" calcext:value-type="string">
            <text:p>FBMH1608HM601-T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uF, 100v</text:p>
          </table:table-cell>
          <table:table-cell office:value-type="string" calcext:value-type="string">
            <text:p>IPC7351-Nominal:CAPC3216X180</text:p>
          </table:table-cell>
          <table:table-cell office:value-type="string" calcext:value-type="string">
            <text:p>http://ds.yuden.co.jp/TYCOMPAS/ut/detail.do?productNo=HMK316B7105KL-T&amp;fileName=HMK316B7105KL-T_SS&amp;mode=specSheetDownloa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87-1777-1-ND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4.7uF, 10v</text:p>
          </table:table-cell>
          <table:table-cell office:value-type="string" calcext:value-type="string">
            <text:p>IPC7351-Nominal:CAPC2012X135</text:p>
          </table:table-cell>
          <table:table-cell office:value-type="string" calcext:value-type="string">
            <text:p>http://www.samsungsem.com/kr/support/product-search/mlcc/CL21A475KPFNNNE.js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259-1-ND</text:p>
          </table:table-cell>
          <table:table-cell table:style-name="ce1" office:value-type="string" calcext:value-type="string">
            <text:p>490-3335-1-ND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1N5237B, 8.2v</text:p>
          </table:table-cell>
          <table:table-cell office:value-type="string" calcext:value-type="string">
            <text:p>rfid:SOD-123</text:p>
          </table:table-cell>
          <table:table-cell office:value-type="string" calcext:value-type="string">
            <text:p>http://www.diodes.com/_files/datasheets/ds18004.pd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BZT52C8V2-FDICT-ND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IPC7351-Nominal:RESC1608X55</text:p>
          </table:table-cell>
          <table:table-cell office:value-type="string" calcext:value-type="string">
            <text:p>http://industrial.panasonic.com/www-cgi/jvcr13pz.cgi?E+PZ+3+AOA0002+ERJ3EKF2203V+7+WW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220KHCT-ND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IPC7351-Nominal:RESC1608X55</text:p>
          </table:table-cell>
          <table:table-cell office:value-type="string" calcext:value-type="string">
            <text:p>http://industrial.panasonic.com/www-cgi/jvcr13pz.cgi?E+PZ+3+AOA0002+ERJ3EKF2203V+7+WW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220KHCT-ND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BAS516</text:p>
          </table:table-cell>
          <table:table-cell office:value-type="string" calcext:value-type="string">
            <text:p>rfid:SOD-523</text:p>
          </table:table-cell>
          <table:table-cell office:value-type="string" calcext:value-type="string">
            <text:p>http://www.nxp.com/documents/data_sheet/BAS16_SER.pd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68-1603-1-ND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510R</text:p>
          </table:table-cell>
          <table:table-cell office:value-type="string" calcext:value-type="string">
            <text:p>IPC7351-Nominal:RESC1608X55</text:p>
          </table:table-cell>
          <table:table-cell office:value-type="string" calcext:value-type="string">
            <text:p>http://industrial.panasonic.com/www-cgi/jvcr13pz.cgi?E+PZ+3+AOA0002+ERJ3EKF5100V+7+WW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510HCT-ND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68pF, 200v</text:p>
          </table:table-cell>
          <table:table-cell office:value-type="string" calcext:value-type="string">
            <text:p>IPC7351-Nominal:CAPC1608X87</text:p>
          </table:table-cell>
          <table:table-cell office:value-type="string" calcext:value-type="string">
            <text:p>http://www.kemet.com/docfinder?Partnumber=C0603C680J2G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0054-1-ND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0R, 1/8w</text:p>
          </table:table-cell>
          <table:table-cell office:value-type="string" calcext:value-type="string">
            <text:p>IPC7351-Nominal:RESC2012X70</text:p>
          </table:table-cell>
          <table:table-cell office:value-type="string" calcext:value-type="string">
            <text:p>http://industrial.panasonic.com/www-cgi/jvcr13pz.cgi?E+PZ+3+AOA0002+ERJ6ENF1000V+7+WW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100CCT-ND</text:p>
          </table:table-cell>
          <table:table-cell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PA1134</text:p>
          </table:table-cell>
          <table:table-cell office:value-type="string" calcext:value-type="string">
            <text:p>rfid:PA1134</text:p>
          </table:table-cell>
          <table:table-cell office:value-type="string" calcext:value-type="string">
            <text:p>http://productfinder.pulseeng.com/products/datasheets/SPM2007_55.pd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53-1982-1-ND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0.250R</text:p>
          </table:table-cell>
          <table:table-cell office:value-type="string" calcext:value-type="string">
            <text:p>IPC7351-Nominal:RESC2013X65</text:p>
          </table:table-cell>
          <table:table-cell office:value-type="string" calcext:value-type="string">
            <text:p>http://www.seielect.com/catalog/SEI-CSR_CSRN.pd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SR0805FKR250CT-ND</text:p>
          </table:table-cell>
          <table:table-cell/>
        </table:table-row>
        <table:table-row table:style-name="ro1">
          <table:table-cell office:value-type="string" calcext:value-type="string">
            <text:p>R400</text:p>
          </table:table-cell>
          <table:table-cell office:value-type="string" calcext:value-type="string">
            <text:p>0.250R</text:p>
          </table:table-cell>
          <table:table-cell office:value-type="string" calcext:value-type="string">
            <text:p>IPC7351-Nominal:RESC2013X65</text:p>
          </table:table-cell>
          <table:table-cell office:value-type="string" calcext:value-type="string">
            <text:p>http://www.seielect.com/catalog/SEI-CSR_CSRN.pd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SR0805FKR250CT-ND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IPC7351-Nominal:RESC1608X55</text:p>
          </table:table-cell>
          <table:table-cell office:value-type="string" calcext:value-type="string">
            <text:p>http://www.te.com/commerce/DocumentDelivery/DDEController?Action=srchrtrv&amp;DocNm=1622960&amp;DocType=Customer+Drawing&amp;DocLang=English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06050CT-ND</text:p>
          </table:table-cell>
          <table:table-cell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BAS516</text:p>
          </table:table-cell>
          <table:table-cell office:value-type="string" calcext:value-type="string">
            <text:p>rfid:SOD-523</text:p>
          </table:table-cell>
          <table:table-cell office:value-type="string" calcext:value-type="string">
            <text:p>http://www.nxp.com/documents/data_sheet/BAS16_SER.pd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68-1603-1-ND</text:p>
          </table:table-cell>
          <table:table-cell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BAS516</text:p>
          </table:table-cell>
          <table:table-cell office:value-type="string" calcext:value-type="string">
            <text:p>rfid:SOD-523</text:p>
          </table:table-cell>
          <table:table-cell office:value-type="string" calcext:value-type="string">
            <text:p>http://www.nxp.com/documents/data_sheet/BAS16_SER.pd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68-1603-1-ND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IPC7351-Nominal:RESC1608X55</text:p>
          </table:table-cell>
          <table:table-cell office:value-type="string" calcext:value-type="string">
            <text:p>http://industrial.panasonic.com/www-cgi/jvcr13pz.cgi?E+PZ+3+AOA0002+ERJ3EKF1002V+7+WW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10.0KHCT-ND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IPC7351-Nominal:RESC1608X55</text:p>
          </table:table-cell>
          <table:table-cell office:value-type="string" calcext:value-type="string">
            <text:p>http://industrial.panasonic.com/www-cgi/jvcr13pz.cgi?E+PZ+3+AOA0002+ERJ3EKF1003V+7+WW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100KHCT-ND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6.8k</text:p>
          </table:table-cell>
          <table:table-cell office:value-type="string" calcext:value-type="string">
            <text:p>IPC7351-Nominal:RESC1608X55</text:p>
          </table:table-cell>
          <table:table-cell office:value-type="string" calcext:value-type="string">
            <text:p>http://industrial.panasonic.com/www-cgi/jvcr13pz.cgi?E+PZ+3+AOA0002+ERJ3EKF6801V+7+WW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6.80KHCT-ND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PS2811</text:p>
          </table:table-cell>
          <table:table-cell office:value-type="string" calcext:value-type="string">
            <text:p>rfid:SSOP-4</text:p>
          </table:table-cell>
          <table:table-cell office:value-type="string" calcext:value-type="string">
            <text:p>http://www.cel.com/pdf/datasheets/ps2811.pd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S2811-1ACT-ND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PMEG3050EP</text:p>
          </table:table-cell>
          <table:table-cell office:value-type="string" calcext:value-type="string">
            <text:p>rfid:SOD-128</text:p>
          </table:table-cell>
          <table:table-cell office:value-type="string" calcext:value-type="string">
            <text:p>http://www.nxp.com/documents/data_sheet/PMEG3050EP.pd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68-6753-1-ND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IPC7351-Nominal:RESC1608X55</text:p>
          </table:table-cell>
          <table:table-cell office:value-type="string" calcext:value-type="string">
            <text:p>http://industrial.panasonic.com/www-cgi/jvcr13pz.cgi?E+PZ+3+AOA0001+ERJ3GEYJ100V+7+WW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10GCT-ND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IPC7351-Nominal:CAPC1608X90</text:p>
          </table:table-cell>
          <table:table-cell office:value-type="string" calcext:value-type="string">
            <text:p>http://www.samsungsem.com/kr/support/product-search/mlcc/CL10B471KB8NNNC.js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094-1-ND</text:p>
          </table:table-cell>
          <table:table-cell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0uF, 6.3v, x5r</text:p>
          </table:table-cell>
          <table:table-cell office:value-type="string" calcext:value-type="string">
            <text:p>IPC7351-Nominal:CAPC3216X180</text:p>
          </table:table-cell>
          <table:table-cell office:value-type="string" calcext:value-type="string">
            <text:p>http://capacitoredge.kemet.com/capedge2/DataSheet?pn=C1206C107M9P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5620-1-ND</text:p>
          </table:table-cell>
          <table:table-cell office:value-type="string" calcext:value-type="string">
            <text:p>CL31A107MQHNNNE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220uF, 6.3v</text:p>
          </table:table-cell>
          <table:table-cell office:value-type="string" calcext:value-type="string">
            <text:p>rfid:EEE-FK0J221P</text:p>
          </table:table-cell>
          <table:table-cell office:value-type="string" calcext:value-type="string">
            <text:p>http://industrial.panasonic.com/www-cgi/jvcr13pz.cgi?E+PZ+3+ABA0120+EEEFK0J221P+7+WW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CE3766CT-ND</text:p>
          </table:table-cell>
          <table:table-cell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0uF, 6.3v, x5r</text:p>
          </table:table-cell>
          <table:table-cell office:value-type="string" calcext:value-type="string">
            <text:p>IPC7351-Nominal:CAPC3216X180</text:p>
          </table:table-cell>
          <table:table-cell office:value-type="string" calcext:value-type="string">
            <text:p>http://capacitoredge.kemet.com/capedge2/DataSheet?pn=C1206C107M9P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5620-1-ND</text:p>
          </table:table-cell>
          <table:table-cell office:value-type="string" calcext:value-type="string">
            <text:p>CL31A107MQHNNNE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33.2k</text:p>
          </table:table-cell>
          <table:table-cell office:value-type="string" calcext:value-type="string">
            <text:p>IPC7351-Nominal:RESC1608X55</text:p>
          </table:table-cell>
          <table:table-cell office:value-type="string" calcext:value-type="string">
            <text:p>http://industrial.panasonic.com/www-cgi/jvcr13pz.cgi?E+PZ+3+AOA0002+ERJ3EKF3322V+7+WW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33.2KHCT-ND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0k, 1%</text:p>
          </table:table-cell>
          <table:table-cell office:value-type="string" calcext:value-type="string">
            <text:p>IPC7351-Nominal:RESC1608X55</text:p>
          </table:table-cell>
          <table:table-cell office:value-type="string" calcext:value-type="string">
            <text:p>http://industrial.panasonic.com/www-cgi/jvcr13pz.cgi?E+PZ+3+AOA0002+ERJ3EKF1003V+7+WW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100KHCT-ND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IPC7351-Nominal:RESC1608X55</text:p>
          </table:table-cell>
          <table:table-cell office:value-type="string" calcext:value-type="string">
            <text:p>http://www.te.com/commerce/DocumentDelivery/DDEController?Action=srchrtrv&amp;DocNm=1622866&amp;DocType=Customer+Drawing&amp;DocLang=English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06049CT-ND</text:p>
          </table:table-cell>
          <table:table-cell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IPC7351-Nominal:CAPC1608X90</text:p>
          </table:table-cell>
          <table:table-cell office:value-type="string" calcext:value-type="string">
            <text:p>http://www.samsungsem.com/kr/support/product-search/mlcc/CL10F105ZP8NNNC.js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041-1-ND</text:p>
          </table:table-cell>
          <table:table-cell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33nF</text:p>
          </table:table-cell>
          <table:table-cell office:value-type="string" calcext:value-type="string">
            <text:p>IPC7351-Nominal:CAPC1608X95</text:p>
          </table:table-cell>
          <table:table-cell office:value-type="string" calcext:value-type="string">
            <text:p>https://product.tdk.com/info/en/catalog/spec/mlccspec_commercial_general_midvoltage_en.pd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5093-1-ND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27nF</text:p>
          </table:table-cell>
          <table:table-cell office:value-type="string" calcext:value-type="string">
            <text:p>IPC7351-Nominal:CAPC2012X88</text:p>
          </table:table-cell>
          <table:table-cell office:value-type="string" calcext:value-type="string">
            <text:p>http://www.yageo.com/documents/recent/UPY-GPHC_X7R_6.3V-to-50V-v12.pd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1139-1-ND</text:p>
          </table:table-cell>
          <table:table-cell office:value-type="string" calcext:value-type="string">
            <text:p>CL10B273KB8SFNC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IPC7351-Nominal:RESC1608X55</text:p>
          </table:table-cell>
          <table:table-cell office:value-type="string" calcext:value-type="string">
            <text:p>http://industrial.panasonic.com/www-cgi/jvcr13pz.cgi?E+PZ+3+AOA0002+ERJ3EKF4702V+7+WW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47.0KHCT-ND</text:p>
          </table:table-cell>
          <table:table-cell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+5V</text:p>
          </table:table-cell>
          <table:table-cell office:value-type="string" calcext:value-type="string">
            <text:p>Measurement_Points:Measurement_Point_Round-SMD-Pad_B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Measurement_Points:Measurement_Point_Round-SMD-Pad_B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0813-1X1T-57-F</text:p>
          </table:table-cell>
          <table:table-cell office:value-type="string" calcext:value-type="string">
            <text:p>rfid:0813-1X1T-57-F</text:p>
          </table:table-cell>
          <table:table-cell office:value-type="string" calcext:value-type="string">
            <text:p>http://belfuse.com/pdfs/0813-1X1T-57-F.pd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07-1421-ND</text:p>
          </table:table-cell>
          <table:table-cell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2.8k</text:p>
          </table:table-cell>
          <table:table-cell office:value-type="string" calcext:value-type="string">
            <text:p>IPC7351-Nominal:RESC1608X55</text:p>
          </table:table-cell>
          <table:table-cell office:value-type="string" calcext:value-type="string">
            <text:p>http://www.yageo.com/NewPortal/yageodocoutput?fileName=/pdf/R-Chip/PYu-RC_Group_51_RoHS_L_3.pd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2.80KHRCT-ND</text:p>
          </table:table-cell>
          <table:table-cell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TLV431</text:p>
          </table:table-cell>
          <table:table-cell office:value-type="string" calcext:value-type="string">
            <text:p>smd-semi:SOT-23</text:p>
          </table:table-cell>
          <table:table-cell office:value-type="string" calcext:value-type="string">
            <text:p>http://www.diodes.com/_files/datasheets/TLV431.pd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TLV431AFTACT-ND</text:p>
          </table:table-cell>
          <table:table-cell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CDNBS04-B08200</text:p>
          </table:table-cell>
          <table:table-cell office:value-type="string" calcext:value-type="string">
            <text:p>rfid:CDNBS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CDNBS04-B08200</text:p>
          </table:table-cell>
          <table:table-cell office:value-type="string" calcext:value-type="string">
            <text:p>rfid:CDNBS04</text:p>
          </table:table-cell>
          <table:table-cell office:value-type="string" calcext:value-type="string">
            <text:p>http://www.bourns.com/docs/Product-Datasheets/CDNBS04-B08200_B08800.pd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DNBS04-B08200CT-ND</text:p>
          </table:table-cell>
          <table:table-cell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SI3440DV, NFET</text:p>
          </table:table-cell>
          <table:table-cell office:value-type="string" calcext:value-type="string">
            <text:p>rfid:TSOP-6</text:p>
          </table:table-cell>
          <table:table-cell office:value-type="string" calcext:value-type="string">
            <text:p>http://www.vishay.com/docs/72380/72380.pd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I3440DV-T1-E3CT-ND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SMAJ58A</text:p>
          </table:table-cell>
          <table:table-cell office:value-type="string" calcext:value-type="string">
            <text:p>IPC7351-Nominal:DIOM5436X265</text:p>
          </table:table-cell>
          <table:table-cell office:value-type="string" calcext:value-type="string">
            <text:p>http://www.littelfuse.com/~/media/electronics/datasheets/tvs_diodes/littelfuse_tvs_diode_smaj_datasheet.pdf.pd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MAJ58ALFCT-ND</text:p>
          </table:table-cell>
          <table:table-cell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2.8nF, 250VAC, YCAP</text:p>
          </table:table-cell>
          <table:table-cell office:value-type="string" calcext:value-type="string">
            <text:p>IPC7351-Nominal:CAPC4532X150</text:p>
          </table:table-cell>
          <table:table-cell office:value-type="string" calcext:value-type="string">
            <text:p>http://psearch.murata.com/capacitor/product/GA343QR7GD222KW01%23.pd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3492-1-ND</text:p>
          </table:table-cell>
          <table:table-cell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IPC7351-Nominal:CAPC1608X90</text:p>
          </table:table-cell>
          <table:table-cell office:value-type="string" calcext:value-type="string">
            <text:p>http://www.yageo.com/documents/recent/UPY-GPHC_Y5V_6.3V-to-50V_5_revised.pd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1343-1-ND</text:p>
          </table:table-cell>
          <table:table-cell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IPC7351-Nominal:CAPC1608X90</text:p>
          </table:table-cell>
          <table:table-cell office:value-type="string" calcext:value-type="string">
            <text:p>http://www.yageo.com/documents/recent/UPY-GPHC_Y5V_6.3V-to-50V_5_revised.pd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1343-1-ND</text:p>
          </table:table-cell>
          <table:table-cell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IPC7351-Nominal:CAPC1608X90</text:p>
          </table:table-cell>
          <table:table-cell office:value-type="string" calcext:value-type="string">
            <text:p>http://search.murata.co.jp/Ceramy/image/img/A01X/G101/ENG/GRM188R61E105KA12-01.pd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3897-1-ND</text:p>
          </table:table-cell>
          <table:table-cell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IPC7351-Nominal:CAPC1608X90</text:p>
          </table:table-cell>
          <table:table-cell office:value-type="string" calcext:value-type="string">
            <text:p>http://search.murata.co.jp/Ceramy/image/img/A01X/G101/ENG/GRM188R61E105KA12-01.pd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3897-1-ND</text:p>
          </table:table-cell>
          <table:table-cell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MMBTA42</text:p>
          </table:table-cell>
          <table:table-cell office:value-type="string" calcext:value-type="string">
            <text:p>smd-semi:SOT-23</text:p>
          </table:table-cell>
          <table:table-cell office:value-type="string" calcext:value-type="string">
            <text:p>http://www.diodes.com/_files/datasheets/ds30062.pd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MBTA42-FDICT-ND</text:p>
          </table:table-cell>
          <table:table-cell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md-semi:SOT-23</text:p>
          </table:table-cell>
          <table:table-cell office:value-type="string" calcext:value-type="string">
            <text:p>http://www.diodes.com/_files/datasheets/ds11303.pd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N7002-FDICT-ND</text:p>
          </table:table-cell>
          <table:table-cell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conn-2mm:CONN-2MM-F-1x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5Vout</text:p>
          </table:table-cell>
          <table:table-cell office:value-type="string" calcext:value-type="string">
            <text:p>Connect:1p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GNDout</text:p>
          </table:table-cell>
          <table:table-cell office:value-type="string" calcext:value-type="string">
            <text:p>Connect:1p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IPC7351-Nominal:RESC1608X55</text:p>
          </table:table-cell>
          <table:table-cell office:value-type="string" calcext:value-type="string">
            <text:p>http://industrial.panasonic.com/www-cgi/jvcr13pz.cgi?E+PZ+3+AOA0002+ERJ3EKF4700V+7+WW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470HCT-ND</text:p>
          </table:table-cell>
          <table:table-cell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5V LED</text:p>
          </table:table-cell>
          <table:table-cell office:value-type="string" calcext:value-type="string">
            <text:p>LEDs:LED-0603</text:p>
          </table:table-cell>
          <table:table-cell office:value-type="string" calcext:value-type="string">
            <text:p>http://www.osram-os.com/Graphics/XPic9/00128783_0.pd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5-1409-1-N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8T01:28:01.028993725</dc:date>
    <dc:creator>jon </dc:creator>
    <meta:editing-duration>PT1H14S</meta:editing-duration>
    <meta:editing-cycles>3</meta:editing-cycles>
    <meta:generator>LibreOffice/5.0.3.2$Linux_X86_64 LibreOffice_project/00$Build-2</meta:generator>
    <meta:document-statistic meta:table-count="1" meta:cell-count="335" meta:object-count="0"/>
  </office:meta>
</office:document-meta>
</file>